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Pictures/10000000000002930000004B0FF617BB05575CD8.png" manifest:media-type="image/png"/>
  <manifest:file-entry manifest:full-path="layout-cache" manifest:media-type="application/binary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true" fo:line-height="100%" fo:text-align="end" style:justify-single-word="false"/>
      <style:text-properties style:font-name="Times New Roman1" fo:font-size="14pt" officeooo:paragraph-rsid="001852cc" style:font-size-asian="14pt" style:font-size-complex="14pt"/>
    </style:style>
    <style:style style:name="P2" style:family="paragraph" style:parent-style-name="Standard">
      <style:paragraph-properties fo:margin-top="0cm" fo:margin-bottom="0.353cm" style:contextual-spacing="true" fo:line-height="100%" fo:text-align="center" style:justify-single-word="false"/>
      <style:text-properties style:font-name="Times New Roman1" fo:font-size="14pt" officeooo:paragraph-rsid="001852cc" style:font-size-asian="14pt" style:font-size-complex="14pt"/>
    </style:style>
    <style:style style:name="P3" style:family="paragraph" style:parent-style-name="Standard">
      <style:paragraph-properties fo:margin-top="0cm" fo:margin-bottom="0.353cm" style:contextual-spacing="true" fo:line-height="100%"/>
      <style:text-properties style:font-name="Times New Roman1" fo:font-size="14pt" officeooo:paragraph-rsid="001852cc" style:font-size-asian="14pt" style:font-size-complex="14pt"/>
    </style:style>
    <style:style style:name="P4" style:family="paragraph" style:parent-style-name="Standard">
      <style:paragraph-properties fo:margin-top="0cm" fo:margin-bottom="0.353cm" style:contextual-spacing="true" fo:line-height="100%"/>
      <style:text-properties style:font-name="Times New Roman1" fo:font-size="14pt" officeooo:paragraph-rsid="001852cc" style:font-size-asian="14pt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true" fo:line-height="100%" fo:padding-left="0cm" fo:padding-right="0cm" fo:padding-top="0cm" fo:padding-bottom="0.035cm" fo:border-left="none" fo:border-right="none" fo:border-top="none" fo:border-bottom="1.5pt solid #000000"/>
      <style:text-properties officeooo:paragraph-rsid="001852cc"/>
    </style:style>
    <style:style style:name="P6" style:family="paragraph" style:parent-style-name="Standard">
      <style:paragraph-properties fo:margin-left="8.001cm" fo:margin-right="0cm" fo:margin-top="0cm" fo:margin-bottom="0.353cm" style:contextual-spacing="true" fo:line-height="100%" fo:text-indent="0cm" style:auto-text-indent="false"/>
      <style:text-properties style:font-name="Times New Roman1" fo:font-size="14pt" fo:font-weight="bold" officeooo:paragraph-rsid="001852cc" style:font-size-asian="14pt" style:font-weight-asian="bold" style:font-size-complex="14pt"/>
    </style:style>
    <style:style style:name="P7" style:family="paragraph" style:parent-style-name="Standard">
      <style:paragraph-properties fo:margin-left="5.001cm" fo:margin-right="0cm" fo:margin-top="0cm" fo:margin-bottom="0.353cm" style:contextual-spacing="true" fo:line-height="100%" fo:text-indent="0cm" style:auto-text-indent="false"/>
      <style:text-properties style:font-name="Times New Roman1" fo:font-size="12pt" fo:font-weight="bold" officeooo:paragraph-rsid="001852cc" style:font-size-asian="12pt" style:font-weight-asian="bold" style:font-size-complex="12pt"/>
    </style:style>
    <style:style style:name="P8" style:family="paragraph" style:parent-style-name="Standard">
      <style:paragraph-properties fo:margin-left="5.001cm" fo:margin-right="0cm" fo:margin-top="0cm" fo:margin-bottom="0.353cm" style:contextual-spacing="true" fo:line-height="100%" fo:text-indent="0cm" style:auto-text-indent="false"/>
      <style:text-properties officeooo:paragraph-rsid="001852cc"/>
    </style:style>
    <style:style style:name="P9" style:family="paragraph" style:parent-style-name="Standard">
      <style:paragraph-properties fo:margin-left="5.001cm" fo:margin-right="-1.101cm" fo:margin-top="0cm" fo:margin-bottom="0.353cm" style:contextual-spacing="true" fo:line-height="100%" fo:text-indent="0cm" style:auto-text-indent="false"/>
      <style:text-properties style:font-name="Times New Roman1" fo:font-size="12pt" officeooo:paragraph-rsid="001852cc" style:font-size-asian="12pt" style:font-size-complex="12pt"/>
    </style:style>
    <style:style style:name="P10" style:family="paragraph" style:parent-style-name="Standard">
      <style:paragraph-properties fo:margin-left="9.001cm" fo:margin-right="-1.101cm" fo:margin-top="0cm" fo:margin-bottom="0.353cm" style:contextual-spacing="true" fo:line-height="100%" fo:text-indent="0cm" style:auto-text-indent="false"/>
      <style:text-properties style:font-name="Times New Roman1" fo:font-size="12pt" officeooo:paragraph-rsid="001852cc" style:font-size-asian="12pt" style:font-size-complex="12pt"/>
    </style:style>
    <style:style style:name="P11" style:family="paragraph" style:parent-style-name="Standard">
      <style:paragraph-properties fo:margin-left="7.502cm" fo:margin-right="-1.101cm" fo:margin-top="0cm" fo:margin-bottom="0.353cm" style:contextual-spacing="true" fo:line-height="100%" fo:text-indent="0cm" style:auto-text-indent="false"/>
      <style:text-properties style:font-name="Times New Roman1" fo:font-size="12pt" officeooo:paragraph-rsid="001852cc" style:font-size-asian="12pt" style:font-size-complex="12pt"/>
    </style:style>
    <style:style style:name="P12" style:family="paragraph" style:parent-style-name="Standard">
      <style:paragraph-properties fo:margin-left="0cm" fo:margin-right="-0.102cm" fo:margin-top="0cm" fo:margin-bottom="0.353cm" style:contextual-spacing="true" fo:line-height="100%" fo:text-align="center" style:justify-single-word="false" fo:text-indent="0cm" style:auto-text-indent="false"/>
      <style:text-properties style:font-name="Times New Roman1" fo:font-size="14pt" officeooo:paragraph-rsid="001852cc" style:font-size-asian="14pt" style:font-size-complex="14pt"/>
    </style:style>
    <style:style style:name="P13" style:family="paragraph" style:parent-style-name="Standard">
      <style:paragraph-properties fo:margin-top="0cm" fo:margin-bottom="0.353cm" style:contextual-spacing="true" fo:line-height="100%" fo:text-align="center" style:justify-single-word="false"/>
      <style:text-properties style:font-name="Times New Roman1" fo:font-size="12pt" fo:font-weight="bold" officeooo:paragraph-rsid="001852cc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.353cm" style:contextual-spacing="true" fo:line-height="100%" fo:text-align="center" style:justify-single-word="false"/>
      <style:text-properties style:font-name="Times New Roman1" fo:font-size="14pt" fo:font-weight="bold" officeooo:paragraph-rsid="001852cc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.353cm" style:contextual-spacing="true" fo:line-height="100%" fo:text-align="center" style:justify-single-word="false"/>
      <style:text-properties style:font-name="Times New Roman1" fo:font-size="14pt" officeooo:paragraph-rsid="001852cc" style:font-size-asian="14pt" style:font-size-complex="14pt"/>
    </style:style>
    <style:style style:name="P16" style:family="paragraph" style:parent-style-name="Standard" style:list-style-name="">
      <style:paragraph-properties fo:margin-top="0.423cm" fo:margin-bottom="0.106cm" style:contextual-spacing="true" fo:line-height="100%" fo:text-align="center" style:justify-single-word="false"/>
      <style:text-properties fo:text-transform="uppercase" style:font-name="Times New Roman1" fo:font-size="14pt" fo:font-weight="bold" officeooo:paragraph-rsid="001852cc" style:font-size-asian="14pt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left="0cm" fo:margin-right="0cm" fo:margin-top="0cm" fo:margin-bottom="0.353cm" style:contextual-spacing="true" fo:line-height="100%" fo:text-indent="8.251cm" style:auto-text-indent="false">
        <style:tab-stops>
          <style:tab-stop style:position="11.753cm"/>
        </style:tab-stops>
      </style:paragraph-properties>
      <style:text-properties style:text-position="super 58%" style:font-name="Times New Roman1" fo:font-size="12pt" officeooo:paragraph-rsid="001852cc" style:font-size-asian="12pt" style:font-size-complex="12pt"/>
    </style:style>
    <style:style style:name="P18" style:family="paragraph" style:parent-style-name="Standard">
      <style:paragraph-properties fo:margin-left="8.251cm" fo:margin-right="-1.101cm" fo:margin-top="0cm" fo:margin-bottom="0.353cm" style:contextual-spacing="true" fo:line-height="100%" fo:text-indent="0cm" style:auto-text-indent="false"/>
      <style:text-properties style:text-position="super 58%" style:font-name="Times New Roman1" fo:font-size="12pt" officeooo:paragraph-rsid="001852cc" style:font-size-asian="12pt" style:font-size-complex="12pt"/>
    </style:style>
    <style:style style:name="P19" style:family="paragraph" style:parent-style-name="Standard">
      <style:paragraph-properties fo:margin-left="5.001cm" fo:margin-right="-1.101cm" fo:margin-top="0cm" fo:margin-bottom="0.353cm" style:contextual-spacing="true" fo:line-height="100%" fo:text-indent="0cm" style:auto-text-indent="false"/>
      <style:text-properties style:font-name="Times New Roman1" fo:font-size="12pt" officeooo:paragraph-rsid="001852cc" style:font-size-asian="12pt" style:font-size-complex="12pt"/>
    </style:style>
    <style:style style:name="P20" style:family="paragraph" style:parent-style-name="Standard">
      <style:paragraph-properties fo:margin-left="0cm" fo:margin-right="-0.102cm" fo:margin-top="0cm" fo:margin-bottom="0.353cm" style:contextual-spacing="true" fo:line-height="100%" fo:text-align="center" style:justify-single-word="false" fo:text-indent="0cm" style:auto-text-indent="false"/>
      <style:text-properties style:font-name="Times New Roman1" fo:font-size="14pt" officeooo:paragraph-rsid="001852cc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style:page-number="auto" fo:break-before="page" fo:background-color="transparent"/>
      <style:text-properties style:font-name="Times New Roman" fo:font-size="14pt" fo:font-weight="bold" officeooo:rsid="0011a1c5" officeooo:paragraph-rsid="0011a1c5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1a1c5" officeooo:paragraph-rsid="0011a1c5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4fbda" officeooo:paragraph-rsid="0014fbda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paragraph-rsid="0019df6a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27f47" officeooo:paragraph-rsid="00127f47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2a4e5" officeooo:paragraph-rsid="0012a4e5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9df6a" officeooo:paragraph-rsid="0019df6a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acf09" officeooo:paragraph-rsid="001acf09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weight="bold" officeooo:rsid="0014fbda" officeooo:paragraph-rsid="0014fbda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weight="bold" officeooo:rsid="0011a1c5" officeooo:paragraph-rsid="0011a1c5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weight="normal" officeooo:paragraph-rsid="0014fbda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weight="normal" officeooo:rsid="0014fbda" officeooo:paragraph-rsid="0014fbda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style="italic" fo:font-weight="normal" officeooo:rsid="0018023e" officeooo:paragraph-rsid="0018023e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reak-before="page" fo:background-color="transparent"/>
      <style:text-properties style:font-name="Times New Roman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weight="normal" officeooo:paragraph-rsid="0014fbda" style:font-size-asian="14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style:font-size-asian="14pt" style:font-size-complex="14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officeooo:rsid="0011a1c5" officeooo:paragraph-rsid="0011a1c5"/>
    </style:style>
    <style:style style:name="P39" style:family="paragraph" style:parent-style-name="Титул_20__28_мелкий_29_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paragraph-rsid="001852cc" style:font-size-asian="12pt" style:font-size-complex="12pt"/>
    </style:style>
    <style:style style:name="P40" style:family="paragraph" style:parent-style-name="List_20_Bullet" style:list-style-name="WWNum5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>
        <style:tab-stops>
          <style:tab-stop style:position="-4.128cm"/>
        </style:tab-stops>
      </style:paragraph-properties>
      <style:text-properties style:font-name="Times New Roman" fo:font-size="14pt" officeooo:paragraph-rsid="0019df6a" style:font-size-asian="14pt" style:font-size-complex="14pt"/>
    </style:style>
    <style:style style:name="P41" style:family="paragraph" style:parent-style-name="List_20_Bullet" style:list-style-name="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paragraph-rsid="0019df6a" style:font-size-asian="14pt" style:font-size-complex="14pt"/>
    </style:style>
    <style:style style:name="P42" style:family="paragraph" style:parent-style-name="List_20_Bullet" style:list-style-name="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1a1c5" officeooo:paragraph-rsid="0019df6a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7f47"/>
    </style:style>
    <style:style style:name="T3" style:family="text">
      <style:text-properties officeooo:rsid="00127f47"/>
    </style:style>
    <style:style style:name="T4" style:family="text">
      <style:text-properties officeooo:rsid="0012a4e5"/>
    </style:style>
    <style:style style:name="T5" style:family="text">
      <style:text-properties officeooo:rsid="0014fbda"/>
    </style:style>
    <style:style style:name="T6" style:family="text">
      <style:text-properties style:font-name="Times New Roman1" fo:font-size="12pt" fo:font-weight="bold" style:font-size-asian="12pt" style:font-weight-asian="bold" style:font-size-complex="12pt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font-name="Times New Roman1" fo:font-size="12pt" style:text-underline-style="solid" style:text-underline-width="auto" style:text-underline-color="font-color" officeooo:rsid="001852cc" style:font-size-asian="12pt" style:font-size-complex="12pt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bold" officeooo:rsid="001852cc" style:font-size-asian="12pt" style:font-weight-asian="bold" style:font-size-complex="12pt"/>
    </style:style>
    <style:style style:name="T10" style:family="text">
      <style:text-properties style:font-name="Times New Roman1" fo:font-size="14pt" style:font-size-asian="14pt" style:font-size-complex="14pt"/>
    </style:style>
    <style:style style:name="T11" style:family="text">
      <style:text-properties style:font-name="Times New Roman1" fo:font-size="14pt" officeooo:rsid="001852cc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per 58%" officeooo:rsid="001acf09"/>
    </style:style>
    <style:style style:name="T16" style:family="text">
      <style:text-properties style:text-position="super 58%" style:font-name="Times New Roman" fo:font-size="14pt" style:font-size-asian="14pt" style:font-size-complex="14pt"/>
    </style:style>
    <style:style style:name="T17" style:family="text">
      <style:text-properties style:text-position="super 58%" style:font-name="Times New Roman" fo:font-size="14pt" officeooo:rsid="001acf09" style:font-size-asian="14pt" style:font-size-complex="14pt"/>
    </style:style>
    <style:style style:name="T18" style:family="text">
      <style:text-properties style:text-position="super 58%" fo:font-weight="normal" officeooo:rsid="001acf09" style:font-weight-asian="normal" style:font-weight-complex="normal"/>
    </style:style>
    <style:style style:name="T19" style:family="text">
      <style:text-properties style:font-style-complex="italic"/>
    </style:style>
    <style:style style:name="T20" style:family="text">
      <style:text-properties officeooo:rsid="001acf09"/>
    </style:style>
    <style:style style:name="T21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Times New Roman" fo:font-size="14pt" fo:font-style="italic" fo:font-weight="normal" officeooo:rsid="0018023e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оссийской Федерации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Пермский национальный исследовательский политехнический университет</text:p>
      <text:p text:style-name="P3"/>
      <text:p text:style-name="P1"/>
      <text:p text:style-name="P2">Гуманитарный факультет</text:p>
      <text:p text:style-name="P2">Кафедра «Экономика и финансы»</text:p>
      <text:p text:style-name="P4"/>
      <text:p text:style-name="P2"/>
      <text:p text:style-name="P2"/>
      <text:p text:style-name="P2"/>
      <text:p text:style-name="P2"/>
      <text:p text:style-name="P6"/>
      <text:p text:style-name="P6"/>
      <text:h text:style-name="P16" text:outline-level="5">КОНТРОЛЬНАя работа </text:h>
      <text:p text:style-name="P3"/>
      <text:p text:style-name="P5"><text:span text:style-name="T10">Вариант <text:s/>№ : </text:span><text:span text:style-name="T11">14</text:span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6">Выполнил <text:s/>студент______________/</text:span><text:span text:style-name="T9">Миннахметов Э.Ю.</text:span><text:span text:style-name="T6">/</text:span></text:p>
      <text:p text:style-name="P17">(подпись)<text:tab/> (инициалы, фамилия)</text:p>
      <text:p text:style-name="P8"><text:span text:style-name="T7">Группа </text:span><text:span text:style-name="T8">РИС-19-1б</text:span></text:p>
      <text:p text:style-name="P7"/>
      <text:p text:style-name="P9"/>
      <text:p text:style-name="P8"><text:span text:style-name="T6">Проверил__________/</text:span><text:span text:style-name="T9">Климова Е.К.</text:span><text:span text:style-name="T6">/</text:span></text:p>
      <text:p text:style-name="P18"><text:s/>(подпись)<text:tab/><text:tab/><text:tab/> (инициалы, фамилия)</text:p>
      <text:p text:style-name="P9"/>
      <text:p text:style-name="P9">Дата защиты __________ <text:tab/>Оценка_____________</text:p>
      <text:p text:style-name="P10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Пермь</text:p>
      <text:p text:style-name="P12">2021</text:p>
      <text:p text:style-name="P21">Теоретические вопросы:</text:p>
      <text:p text:style-name="P22"/>
      <text:p text:style-name="P22">1. Экономическая система: сущность и структура. Типы экономических</text:p>
      <text:p text:style-name="P22">систем.</text:p>
      <text:p text:style-name="P22">2. Эластичность спроса и предложения. Эластичность и распределение</text:p>
      <text:p text:style-name="P22">налогового бремени.</text:p>
      <text:p text:style-name="P22"/>
      <text:p text:style-name="P29">Ответы:</text:p>
      <text:p text:style-name="P23"/>
      <text:p text:style-name="P24"><text:span text:style-name="T5">1. </text:span><text:span text:style-name="T12">Экономическая <text:s/>система <text:s/>- это особым образом упорядоченная система связей между производителями и потребителями материальных благ. </text:span><text:span text:style-name="T18">[1]</text:span></text:p>
      <text:p text:style-name="P24"/>
      <text:p text:style-name="P24"><text:span text:style-name="T12">Экономическая система - это целостная совокупность прочно связанных между собой хозяйственных отношений, которые устанавливаются в производстве, распределение, обмене и потреблении материальных и нематериальных благ и услуг. </text:span><text:span text:style-name="T18">[2]</text:span></text:p>
      <text:p text:style-name="P31"/>
      <text:p text:style-name="P33">Типы экономических систем</text:p>
      <text:p text:style-name="P31"/>
      <text:p text:style-name="P35"><text:span text:style-name="Strong_20_Emphasis"><text:span text:style-name="T22">1.1 </text:span></text:span><text:span text:style-name="Strong_20_Emphasis"><text:span text:style-name="T21">Традиционная экономика</text:span></text:span><text:span text:style-name="T21"> </text:span><text:span text:style-name="T23">базируется на натуральном производстве. Как правило, она имеет сильный сельскохозяйственный уклон. Традиционной экономике характерны клановость, узаконенное разделение на сословия, касты, закрытость от внешнего мира. В традиционной экономике сильны традиции и негласные законы. Развитие личности в традиционной экономике сильно ограничено и переход из одной социальной группы в другую, стоящую более высоко в социальной пирамиде, практически невозможен. Традиционная экономика нередко использует натуральный обмен вместо денег. </text:span><text:span text:style-name="T17">[1]</text:span></text:p>
      <text:p text:style-name="P36">Развитие технологий в таком обществе происходит очень медленно. Сейчас практически не осталось стран, которые можно было бы отнести к странам с традиционной экономикой. <text:span text:style-name="T15">[1]</text:span></text:p>
      <text:p text:style-name="P35"><text:soft-page-break/><text:span text:style-name="Strong_20_Emphasis"><text:span text:style-name="T22">1.2 </text:span></text:span><text:span text:style-name="Strong_20_Emphasis"><text:span text:style-name="T21">Командная экономика</text:span></text:span><text:span text:style-name="T21">. </text:span><text:span text:style-name="T23">Командная или плановая экономика характеризиется тем, что централизованно решает что, как, для кого и когда производить. Спрос на товары и услуги устанавливается исходя из статистических данных и планов руководства страны. Командной экономике характерна высокая концентрация производства и монополизм. Частная собственность на факторы производства практически исключена или существуют значительные преграды для развития частного бизнеса.</text:span><text:span text:style-name="T16"> </text:span><text:span text:style-name="T17">[3]</text:span></text:p>
      <text:p text:style-name="P36">Кризис перепроизводства в условиях плановой экономики маловероятен. Более вероятным становится дефицит качественных товаров и услуг. Из положительных моментов плановой экономики стоит выделить экономию ресурсов, прежде всего людских. Кроме того, плановой экономике характерна быстрая реакция на неожиданные угрозы - как экономические, так и военные. <text:span text:style-name="T15">[4]</text:span></text:p>
      <text:p text:style-name="P35"><text:span text:style-name="Strong_20_Emphasis"><text:span text:style-name="T22">1.3 </text:span></text:span><text:span text:style-name="Strong_20_Emphasis"><text:span text:style-name="T21">Рыночная экономика</text:span></text:span><text:span text:style-name="T21">. </text:span><text:span text:style-name="T23">Рыночная экономическая система в отличие от командной основана на преобладании частной собственности и свободного ценообразования на основе спроса и предложения. Государство не играет существенной роли в экономике, его роль ограничивается регулированием ситуации в экономике через законы. Государство только следит за тем чтобы соблюдались эти законы, а любые перекосы в экономике быстро ипраляются "невидимой рукой рынка". </text:span><text:span text:style-name="T17">[4]</text:span></text:p>
      <text:p text:style-name="P35"><text:span text:style-name="Strong_20_Emphasis"><text:span text:style-name="T22">1.4 </text:span></text:span><text:span text:style-name="Strong_20_Emphasis"><text:span text:style-name="T21">Смешанная экономика</text:span></text:span><text:span text:style-name="T21">. </text:span><text:span text:style-name="T23">Сейчас практически не осталось стран с только лишь рыночной или командной, или традиционной экономикой. Любая современная экономика имеет элементы как рыночной, так и плановой экономики и, конечно же, в каждой стране есть остатки традиционной экономики. </text:span><text:span text:style-name="T17">[5]</text:span></text:p>
      <text:p text:style-name="P31">В наиболее важных отраслях присутствуют элементы плановой экономики, например, это производство ядерного оружия - кто доверит производить такое страшное оружие частной компании? Потребительский сектор практически весь принадлежит частным компаниям, ведь они лучше могут определить спрос на свою продукцию, а также вовремя увидеть новые тенденции. Но некоторые товары могут быть произведены только лишь в <text:soft-page-break/>условиях традиционной экономики - народные наряды, некоторые продукты питания и прочее, поэтому сохраняются и элементы традиционной экономики. <text:span text:style-name="T15">[3]</text:span></text:p>
      <text:p text:style-name="P32"/>
      <text:p text:style-name="P31"><text:span text:style-name="T5">2. </text:span>Эластичность в о<text:span text:style-name="T13">бщем характеризует м</text:span>еру реагирования относительного изменения одной переменной величины на относительное изменение другой переменной величины. <text:span text:style-name="T15">[2]</text:span><text:line-break/><text:line-break/><text:span text:style-name="T14">Эластичность спроса</text:span> – динамика реагирования рынка на изменение предложения (вида продукта, его цены, комплекса услуг и т.д.). <text:span text:style-name="T15">[2]</text:span><text:line-break/><text:line-break/><text:span text:style-name="T14">Эластичность предложения</text:span> – показатель изменения объема предложения при однопроцентном изменении цены предложения. <text:span text:style-name="T15">[2]</text:span></text:p>
      <text:p text:style-name="P22"/>
      <text:list xml:id="list2543531941" text:style-name="WWNum5">
        <text:list-header>
          <text:p text:style-name="P40">Коэффициент прямой эластичности спроса по цене показывает, на сколько процентов изменится объем спроса на товар при изменении его цены на 1%. <text:span text:style-name="T15">[2]</text:span></text:p>
        </text:list-header>
      </text:list>
      <text:p text:style-name="P41"><draw:frame draw:style-name="fr2" draw:name="1" text:anchor-type="as-char" svg:width="2.143cm" svg:height="0.60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, <draw:frame draw:style-name="fr2" draw:name="Объект1" text:anchor-type="as-char" svg:width="3.863cm" svg:height="1.19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/>или <draw:frame draw:style-name="fr2" draw:name="Объект2" text:anchor-type="as-char" svg:width="5.398cm" svg:height="1.2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<text:p text:style-name="P42">где <text:span text:style-name="T19">Q</text:span> – количество товара, <text:span text:style-name="T19">P</text:span> – цена товара.</text:p>
      <text:p text:style-name="P22"/>
      <text:p text:style-name="P38"><text:span text:style-name="Strong_20_Emphasis"><text:span text:style-name="T21">Распределение налогового бремени</text:span></text:span></text:p>
      <text:p text:style-name="P37">Отношение долей налогового бремени продавцов и покупателей обратно отношению коэффициентов эластичности предложения и спроса в точке равновесия (по абсолютному значению):</text:p>
      <text:p text:style-name="P37"><draw:frame draw:style-name="fr1" draw:name="Изображение1" text:anchor-type="as-char" svg:width="11.158cm" svg:height="1.268cm" draw:z-index="0"><draw:image xlink:href="Pictures/10000000000002930000004B0FF617BB05575CD8.png" xlink:type="simple" xlink:show="embed" xlink:actuate="onLoad" draw:mime-type="image/png"/></draw:frame></text:p>
      <text:p text:style-name="P37">Прослеживается четкая зависимость: чем выше коэффициент эластичности соответствующей функции, тем меньшая доля налогового бремени приходится на формирующих ее агентов рынка. <text:span text:style-name="T15">[5]</text:span></text:p>
      <text:p text:style-name="P22"/>
      <text:p text:style-name="P22"><text:soft-page-break/></text:p>
      <text:p text:style-name="P30">Задача для самостоятельного решения:</text:p>
      <text:p text:style-name="P22"/>
      <text:p text:style-name="P22">Локальный рыночный спрос на труд в тыс. человек задан формулой</text:p>
      <text:p text:style-name="P22">D<text:span text:style-name="T1">L </text:span>= 500+2w, где w – цена труда в ДЕ за час. Рыночное предложение</text:p>
      <text:p text:style-name="P22">труда задано формулой S<text:span text:style-name="T1">L </text:span>= 4w - 200.</text:p>
      <text:p text:style-name="P22">Определите:</text:p>
      <text:p text:style-name="P22">1) равновесную ставку заработной платы;</text:p>
      <text:p text:style-name="P22">2) равновесное число занятых;</text:p>
      <text:p text:style-name="P22">3) величины спроса и предложения на труд,если государство установило</text:p>
      <text:p text:style-name="P22">минимальный уровень заработной платы в размере 400 ДЕ в час.;</text:p>
      <text:p text:style-name="P22">4) величины спроса и предложения на труд при ставке заработной платы</text:p>
      <text:p text:style-name="P22">в размере 300 ДЕ в час;</text:p>
      <text:p text:style-name="P22">5) объем избытка или дефицита рабочей силы в каждом случае.</text:p>
      <text:p text:style-name="P22"/>
      <text:p text:style-name="P22"/>
      <text:p text:style-name="P30">Решение:</text:p>
      <text:p text:style-name="P22"/>
      <text:p text:style-name="P22">1) D<text:span text:style-name="T1">L</text:span> = S<text:span text:style-name="T1">L</text:span></text:p>
      <text:p text:style-name="P22">500 + 2w = 4w — 200</text:p>
      <text:p text:style-name="P22">2w = 700</text:p>
      <text:p text:style-name="P22">w = 350</text:p>
      <text:p text:style-name="P22"/>
      <text:p text:style-name="P22">2) <text:span text:style-name="T3">D</text:span><text:span text:style-name="T2">L</text:span><text:span text:style-name="T3"> = 500 + 2*350 = 1200 или S</text:span><text:span text:style-name="T2">L</text:span><text:span text:style-name="T3"> = 4*350 — 200 = 1200 единиц занятых</text:span></text:p>
      <text:p text:style-name="P22"/>
      <text:p text:style-name="P25">3) D<text:span text:style-name="T1">L</text:span> = 500 + 2*400 = 1300</text:p>
      <text:p text:style-name="P25">S<text:span text:style-name="T1">L </text:span>= 4*400 — 200 = 1400</text:p>
      <text:p text:style-name="P25"/>
      <text:p text:style-name="P25">4) D<text:span text:style-name="T1">L</text:span> = 500 + 2*300 = 1100</text:p>
      <text:p text:style-name="P25">S<text:span text:style-name="T1">L </text:span>= 4*300 — 200 = 1000</text:p>
      <text:p text:style-name="P25"><text:soft-page-break/></text:p>
      <text:p text:style-name="P25">5) <text:span text:style-name="T4">1400 — 1300 = 100 избыток </text:span><text:span text:style-name="T5">в первом случае</text:span></text:p>
      <text:p text:style-name="P26">1100 -1000 = 100 дефицит <text:span text:style-name="T5">во втором случае</text:span></text:p>
      <text:p text:style-name="P34">Список литературы</text:p>
      <text:p text:style-name="P27"/>
      <text:p text:style-name="P27">1. Е.А. Третьякова, О.В. Буторина, М.Ю. Осипова, Ю.В. Дубровская, Т.Л. Лепихина. Курс экономики для бакалавров: учебное пособие — изд. ПНИПУ, 2015 г. - 422 с.</text:p>
      <text:p text:style-name="P27">2. Л.А. Иванченко. Экономика — изд. СибГУ им. Академика М.Ф. Решетнёва, 2017 г. - 416 с.</text:p>
      <text:p text:style-name="P27">3. Н.Н. Яркина. Экономика — изд. ВоГУ, 20149г. - 488 с.</text:p>
      <text:p text:style-name="P27">4. И.П. Воробьева, А.С. Громова, М.В. Рыжкова. <text:span text:style-name="T20">Экономика — изд. ТПУ, 2018 г. - 511 с.</text:span></text:p>
      <text:p text:style-name="P28">5. М.И. Лесная. Экономика — изд. СпбГУ, 2019 г. - 436 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5T18:38:29.705058874</meta:creation-date>
    <meta:generator>LibreOffice/7.0.4.2$Linux_X86_64 LibreOffice_project/1c5f81ee28659974774060c3fe084e73b3bd074b</meta:generator>
    <dc:date>2021-02-28T14:04:05.878089827</dc:date>
    <meta:editing-duration>PT26M28S</meta:editing-duration>
    <meta:editing-cycles>8</meta:editing-cycles>
    <meta:document-statistic meta:table-count="0" meta:image-count="1" meta:object-count="3" meta:page-count="7" meta:paragraph-count="70" meta:word-count="851" meta:character-count="6220" meta:non-whitespace-character-count="5410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i>A</mi>
              </mstyle>
            </msub>
            <mo stretchy="false">=</mo>
            <mi>f</mi>
          </mrow>
          <mo stretchy="false">(</mo>
          <msub>
            <mi>P</mi>
            <mstyle mathsize="8pt">
              <mi>A</mi>
            </mstyle>
          </msub>
          <mo stretchy="false">)</mo>
        </mrow>
      </mstyle>
      <mrow/>
    </mrow>
    <annotation encoding="StarMath 5.0"> size 12{Q rSub { size 8{A} } =f \( P rSub { size 8{A} }  \) 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sub>
              <mtext>EQ</mtext>
              <mstyle mathsize="8pt">
                <mi>A</mi>
              </mstyle>
            </msub>
          </mstyle>
          <mo stretchy="false">(</mo>
          <msub>
            <mi>P</mi>
            <mstyle mathsize="8pt">
              <mi>A</mi>
            </mstyle>
          </msub>
          <mrow>
            <mo stretchy="false">)</mo>
            <mo stretchy="false">=</mo>
            <mrow>
              <mfrac>
                <msub>
                  <mi mathvariant="italic">ΔQ</mi>
                  <mstyle mathsize="8pt">
                    <mi>A</mi>
                  </mstyle>
                </msub>
                <msub>
                  <mi mathvariant="italic">ΔP</mi>
                  <mstyle mathsize="8pt">
                    <mi>A</mi>
                  </mstyle>
                </msub>
              </mfrac>
              <mo stretchy="false">×</mo>
              <mfrac>
                <msub>
                  <mi>P</mi>
                  <mstyle mathsize="8pt">
                    <mi>A</mi>
                  </mstyle>
                </msub>
                <msub>
                  <mi>Q</mi>
                  <mstyle mathsize="8pt">
                    <mi>A</mi>
                  </mstyle>
                </msub>
              </mfrac>
            </mrow>
          </mrow>
        </mrow>
      </mstyle>
      <mrow/>
    </mrow>
    <annotation encoding="StarMath 5.0"> size 12{ ital "EQ" rSub { size 8{A} }  \( P rSub { size 8{A} }  \) = {  {ΔQ rSub { size 8{A} } }  over  {ΔP rSub { size 8{A} } } }  times  {  {P rSub { size 8{A} } }  over  {Q rSub { size 8{A} } } } } {}</annotation>
  </semantics>
</math>
</file>

<file path=Object 3/content.xml><?xml version="1.0" encoding="utf-8"?>
<math xmlns="http://www.w3.org/1998/Math/MathML" display="block">
  <semantics>
    <mrow>
      <mstyle mathsize="12pt">
        <mrow>
          <mstyle mathvariant="italic">
            <msub>
              <mtext>EQ</mtext>
              <mstyle mathsize="8pt">
                <mi>A</mi>
              </mstyle>
            </msub>
          </mstyle>
          <mo stretchy="false">(</mo>
          <msub>
            <mi>P</mi>
            <mstyle mathsize="8pt">
              <mi>A</mi>
            </mstyle>
          </msub>
          <mrow>
            <mo stretchy="false">)</mo>
            <mo stretchy="false">=</mo>
            <mrow>
              <mfrac>
                <mrow>
                  <msubsup>
                    <mi>Q</mi>
                    <mstyle mathsize="8pt">
                      <mi>A</mi>
                    </mstyle>
                    <mstyle mathsize="8pt">
                      <mn>2</mn>
                    </mstyle>
                  </msubsup>
                  <mo stretchy="false">−</mo>
                  <msubsup>
                    <mi>Q</mi>
                    <mstyle mathsize="8pt">
                      <mi>A</mi>
                    </mstyle>
                    <mstyle mathsize="8pt">
                      <mn>1</mn>
                    </mstyle>
                  </msubsup>
                </mrow>
                <mrow>
                  <msubsup>
                    <mi>P</mi>
                    <mstyle mathsize="8pt">
                      <mi>A</mi>
                    </mstyle>
                    <mstyle mathsize="8pt">
                      <mn>2</mn>
                    </mstyle>
                  </msubsup>
                  <mo stretchy="false">−</mo>
                  <msubsup>
                    <mi>P</mi>
                    <mstyle mathsize="8pt">
                      <mi>A</mi>
                    </mstyle>
                    <mstyle mathsize="8pt">
                      <mn>1</mn>
                    </mstyle>
                  </msubsup>
                </mrow>
              </mfrac>
              <mo stretchy="false">×</mo>
              <mfrac>
                <mrow>
                  <msubsup>
                    <mi>P</mi>
                    <mstyle mathsize="8pt">
                      <mi>A</mi>
                    </mstyle>
                    <mstyle mathsize="8pt">
                      <mn>1</mn>
                    </mstyle>
                  </msubsup>
                  <mo stretchy="false">+</mo>
                  <msubsup>
                    <mi>P</mi>
                    <mstyle mathsize="8pt">
                      <mi>A</mi>
                    </mstyle>
                    <mstyle mathsize="8pt">
                      <mn>2</mn>
                    </mstyle>
                  </msubsup>
                </mrow>
                <mrow>
                  <msubsup>
                    <mi>Q</mi>
                    <mstyle mathsize="8pt">
                      <mi>A</mi>
                    </mstyle>
                    <mstyle mathsize="8pt">
                      <mn>1</mn>
                    </mstyle>
                  </msubsup>
                  <mo stretchy="false">+</mo>
                  <msubsup>
                    <mi>Q</mi>
                    <mstyle mathsize="8pt">
                      <mi>A</mi>
                    </mstyle>
                    <mstyle mathsize="8pt">
                      <mn>2</mn>
                    </mstyle>
                  </msubsup>
                </mrow>
              </mfrac>
            </mrow>
          </mrow>
        </mrow>
      </mstyle>
      <mrow/>
    </mrow>
    <annotation encoding="StarMath 5.0"> size 12{ ital "EQ" rSub { size 8{A} }  \( P rSub { size 8{A} }  \) = {  {Q rSub { size 8{A} }  rSup { size 8{2} }  - Q rSub { size 8{A} }  rSup { size 8{1} } }  over  {P rSub { size 8{A} }  rSup { size 8{2} }  - P rSub { size 8{A} }  rSup { size 8{1} } } }  times  {  {P rSub { size 8{A} }  rSup { size 8{1} } +P rSub { size 8{A} }  rSup { size 8{2} } }  over  {Q rSub { size 8{A} }  rSup { size 8{1} } +Q rSub { size 8{A} }  rSup { size 8{2} } } } } {}</annotation>
  </semantics>
</math>
</file>